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337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6cm" fo:break-before="auto" style:use-optimal-row-height="true"/>
    </style:style>
    <style:style style:name="ro2" style:family="table-row">
      <style:table-row-properties style:row-height="0.4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</office:automatic-styles>
  <office:body>
    <office:spreadsheet>
      <table:table table:name="Sheet1" table:style-name="ta1">
        <table:table-column table:style-name="co1" table:number-columns-repeated="14" table:default-cell-style-name="ce1"/>
        <table:table-column table:style-name="co2" table:number-columns-repeated="1010" table:default-cell-style-name="ce1"/>
        <table:table-row table:style-name="ro1">
          <table:table-cell/>
          <table:table-cell office:value-type="string">
            <text:p>ErroEsq</text:p>
          </table:table-cell>
          <table:table-cell office:value-type="string">
            <text:p>velEsq</text:p>
          </table:table-cell>
          <table:table-cell office:value-type="string">
            <text:p>velEsq</text:p>
          </table:table-cell>
          <table:table-cell office:value-type="string">
            <text:p>vBaseEsq</text:p>
          </table:table-cell>
          <table:table-cell/>
          <table:table-cell office:value-type="string">
            <text:p>odoEsq</text:p>
          </table:table-cell>
          <table:table-cell office:value-type="string">
            <text:p>OdoDir</text:p>
          </table:table-cell>
          <table:table-cell office:value-type="string">
            <text:p>pwmE</text:p>
          </table:table-cell>
          <table:table-cell office:value-type="string">
            <text:p>pwmD</text:p>
          </table:table-cell>
          <table:table-cell office:value-type="string">
            <text:p>ErroEsq</text:p>
          </table:table-cell>
          <table:table-cell office:value-type="string">
            <text:p>ErroDir</text:p>
          </table:table-cell>
          <table:table-cell office:value-type="string">
            <text:p>velBase</text:p>
          </table:table-cell>
          <table:table-cell office:value-type="string">
            <text:p>VelBase</text:p>
          </table:table-cell>
          <table:table-cell table:number-columns-repeated="1010"/>
        </table:table-row>
        <table:table-row table:style-name="ro2">
          <table:table-cell office:value-type="string">
            <text:p>a</text:p>
          </table:table-cell>
          <table:table-cell office:value-type="string">
            <text:p>0b</text:p>
          </table:table-cell>
          <table:table-cell office:value-type="string">
            <text:p>0c</text:p>
          </table:table-cell>
          <table:table-cell office:value-type="string">
            <text:p>0d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number-columns-repeated="8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a</text:p>
          </table:table-cell>
          <table:table-cell office:value-type="string">
            <text:p>0b</text:p>
          </table:table-cell>
          <table:table-cell office:value-type="string">
            <text:p>0c</text:p>
          </table:table-cell>
          <table:table-cell office:value-type="string">
            <text:p>0d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number-columns-repeated="8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a</text:p>
          </table:table-cell>
          <table:table-cell office:value-type="string">
            <text:p>0b</text:p>
          </table:table-cell>
          <table:table-cell office:value-type="string">
            <text:p>0c</text:p>
          </table:table-cell>
          <table:table-cell office:value-type="string">
            <text:p>0d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number-columns-repeated="8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a</text:p>
          </table:table-cell>
          <table:table-cell office:value-type="string">
            <text:p>24b</text:p>
          </table:table-cell>
          <table:table-cell office:value-type="string">
            <text:p>84c</text:p>
          </table:table-cell>
          <table:table-cell office:value-type="string">
            <text:p>111d</text:p>
          </table:table-cell>
          <table:table-cell office:value-type="float" office:value="2">
            <text:p>2</text:p>
          </table:table-cell>
          <table:table-cell office:value-type="float" office:value="255">
            <text:p>25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111">
            <text:p>111</text:p>
          </table:table-cell>
          <table:table-cell table:number-columns-repeated="2" office:value-type="float" office:value="24">
            <text:p>24</text:p>
          </table:table-cell>
          <table:table-cell table:number-columns-repeated="2" office:value-type="float" office:value="2">
            <text:p>2</text:p>
          </table:table-cell>
          <table:table-cell table:number-columns-repeated="1010"/>
        </table:table-row>
        <table:table-row table:style-name="ro2">
          <table:table-cell office:value-type="string">
            <text:p>a</text:p>
          </table:table-cell>
          <table:table-cell office:value-type="string">
            <text:p>8b</text:p>
          </table:table-cell>
          <table:table-cell office:value-type="string">
            <text:p>21c</text:p>
          </table:table-cell>
          <table:table-cell office:value-type="string">
            <text:p>48d</text:p>
          </table:table-cell>
          <table:table-cell office:value-type="float" office:value="2">
            <text:p>2</text:p>
          </table:table-cell>
          <table:table-cell office:value-type="float" office:value="255">
            <text:p>255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48">
            <text:p>48</text:p>
          </table:table-cell>
          <table:table-cell office:value-type="float" office:value="76">
            <text:p>76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table:number-columns-repeated="2" office:value-type="float" office:value="2">
            <text:p>2</text:p>
          </table:table-cell>
          <table:table-cell table:number-columns-repeated="1010"/>
        </table:table-row>
        <table:table-row table:style-name="ro2">
          <table:table-cell office:value-type="string">
            <text:p>a</text:p>
          </table:table-cell>
          <table:table-cell office:value-type="string">
            <text:p>4b</text:p>
          </table:table-cell>
          <table:table-cell office:value-type="string">
            <text:p>42c</text:p>
          </table:table-cell>
          <table:table-cell office:value-type="string">
            <text:p>69d</text:p>
          </table:table-cell>
          <table:table-cell office:value-type="float" office:value="2">
            <text:p>2</text:p>
          </table:table-cell>
          <table:table-cell office:value-type="float" office:value="255">
            <text:p>255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69">
            <text:p>69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44">
            <text:p>244</text:p>
          </table:table-cell>
          <table:table-cell table:number-columns-repeated="2" office:value-type="float" office:value="2">
            <text:p>2</text:p>
          </table:table-cell>
          <table:table-cell table:number-columns-repeated="1010"/>
        </table:table-row>
        <table:table-row table:style-name="ro2">
          <table:table-cell office:value-type="string">
            <text:p>a</text:p>
          </table:table-cell>
          <table:table-cell office:value-type="string">
            <text:p>8b</text:p>
          </table:table-cell>
          <table:table-cell office:value-type="string">
            <text:p>56c</text:p>
          </table:table-cell>
          <table:table-cell office:value-type="string">
            <text:p>83d</text:p>
          </table:table-cell>
          <table:table-cell office:value-type="float" office:value="2">
            <text:p>2</text:p>
          </table:table-cell>
          <table:table-cell office:value-type="float" office:value="255">
            <text:p>25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83">
            <text:p>83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248">
            <text:p>248</text:p>
          </table:table-cell>
          <table:table-cell table:number-columns-repeated="2" office:value-type="float" office:value="2">
            <text:p>2</text:p>
          </table:table-cell>
          <table:table-cell table:number-columns-repeated="1010"/>
        </table:table-row>
        <table:table-row table:style-name="ro2">
          <table:table-cell office:value-type="string">
            <text:p>a</text:p>
          </table:table-cell>
          <table:table-cell office:value-type="string">
            <text:p>8b</text:p>
          </table:table-cell>
          <table:table-cell office:value-type="string">
            <text:p>14c</text:p>
          </table:table-cell>
          <table:table-cell office:value-type="string">
            <text:p>41d</text:p>
          </table:table-cell>
          <table:table-cell office:value-type="float" office:value="2">
            <text:p>2</text:p>
          </table:table-cell>
          <table:table-cell office:value-type="float" office:value="255">
            <text:p>255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41">
            <text:p>41</text:p>
          </table:table-cell>
          <table:table-cell office:value-type="float" office:value="97">
            <text:p>97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table:number-columns-repeated="2" office:value-type="float" office:value="2">
            <text:p>2</text:p>
          </table:table-cell>
          <table:table-cell table:number-columns-repeated="1010"/>
        </table:table-row>
        <table:table-row table:style-name="ro2">
          <table:table-cell office:value-type="string">
            <text:p>a</text:p>
          </table:table-cell>
          <table:table-cell office:value-type="string">
            <text:p>4b</text:p>
          </table:table-cell>
          <table:table-cell office:value-type="string">
            <text:p>21c</text:p>
          </table:table-cell>
          <table:table-cell office:value-type="string">
            <text:p>48d</text:p>
          </table:table-cell>
          <table:table-cell office:value-type="float" office:value="2">
            <text:p>2</text:p>
          </table:table-cell>
          <table:table-cell office:value-type="float" office:value="255">
            <text:p>255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48">
            <text:p>48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1010"/>
        </table:table-row>
        <table:table-row table:style-name="ro2">
          <table:table-cell office:value-type="string">
            <text:p>a</text:p>
          </table:table-cell>
          <table:table-cell office:value-type="string">
            <text:p>8b</text:p>
          </table:table-cell>
          <table:table-cell office:value-type="string">
            <text:p>42c</text:p>
          </table:table-cell>
          <table:table-cell office:value-type="string">
            <text:p>69d</text:p>
          </table:table-cell>
          <table:table-cell office:value-type="float" office:value="2">
            <text:p>2</text:p>
          </table:table-cell>
          <table:table-cell office:value-type="float" office:value="255">
            <text:p>255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69">
            <text:p>69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1010"/>
        </table:table-row>
        <table:table-row table:style-name="ro2">
          <table:table-cell office:value-type="string">
            <text:p>a</text:p>
          </table:table-cell>
          <table:table-cell office:value-type="string">
            <text:p>0b</text:p>
          </table:table-cell>
          <table:table-cell office:value-type="string">
            <text:p>-7c</text:p>
          </table:table-cell>
          <table:table-cell office:value-type="string">
            <text:p>20d</text:p>
          </table:table-cell>
          <table:table-cell office:value-type="float" office:value="2">
            <text:p>2</text:p>
          </table:table-cell>
          <table:table-cell office:value-type="float" office:value="255">
            <text:p>255</text:p>
          </table:table-cell>
          <table:table-cell table:number-columns-repeated="2"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table:number-columns-repeated="1010"/>
        </table:table-row>
        <table:table-row table:style-name="ro2">
          <table:table-cell office:value-type="string">
            <text:p>a</text:p>
          </table:table-cell>
          <table:table-cell office:value-type="string">
            <text:p>8b</text:p>
          </table:table-cell>
          <table:table-cell office:value-type="string">
            <text:p>28c</text:p>
          </table:table-cell>
          <table:table-cell office:value-type="string">
            <text:p>55d</text:p>
          </table:table-cell>
          <table:table-cell office:value-type="float" office:value="2">
            <text:p>2</text:p>
          </table:table-cell>
          <table:table-cell office:value-type="float" office:value="255">
            <text:p>255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 office:value-type="float" office:value="55">
            <text:p>55</text:p>
          </table:table-cell>
          <table:table-cell table:number-columns-repeated="2" office:value-type="float" office:value="8">
            <text:p>8</text:p>
          </table:table-cell>
          <table:table-cell table:number-columns-repeated="2" office:value-type="float" office:value="2">
            <text:p>2</text:p>
          </table:table-cell>
          <table:table-cell table:number-columns-repeated="1010"/>
        </table:table-row>
        <table:table-row table:style-name="ro2">
          <table:table-cell office:value-type="string">
            <text:p>a</text:p>
          </table:table-cell>
          <table:table-cell office:value-type="string">
            <text:p>4b</text:p>
          </table:table-cell>
          <table:table-cell office:value-type="string">
            <text:p>21c</text:p>
          </table:table-cell>
          <table:table-cell office:value-type="string">
            <text:p>48d</text:p>
          </table:table-cell>
          <table:table-cell office:value-type="float" office:value="2">
            <text:p>2</text:p>
          </table:table-cell>
          <table:table-cell office:value-type="float" office:value="255">
            <text:p>255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48">
            <text:p>48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1010"/>
        </table:table-row>
        <table:table-row table:style-name="ro2">
          <table:table-cell office:value-type="string">
            <text:p>a</text:p>
          </table:table-cell>
          <table:table-cell office:value-type="string">
            <text:p>-4b</text:p>
          </table:table-cell>
          <table:table-cell office:value-type="string">
            <text:p>-21c</text:p>
          </table:table-cell>
          <table:table-cell office:value-type="string">
            <text:p>6d</text:p>
          </table:table-cell>
          <table:table-cell office:value-type="float" office:value="2">
            <text:p>2</text:p>
          </table:table-cell>
          <table:table-cell office:value-type="float" office:value="255">
            <text:p>255</text:p>
          </table:table-cell>
          <table:table-cell office:value-type="float" office:value="5">
            <text:p>5</text:p>
          </table:table-cell>
          <table:table-cell table:number-columns-repeated="2" office:value-type="float" office:value="6">
            <text:p>6</text:p>
          </table:table-cell>
          <table:table-cell office:value-type="float" office:value="34">
            <text:p>34</text:p>
          </table:table-cell>
          <table:table-cell office:value-type="float" office:value="252">
            <text:p>252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1010"/>
        </table:table-row>
        <table:table-row table:style-name="ro2">
          <table:table-cell office:value-type="string">
            <text:p>a</text:p>
          </table:table-cell>
          <table:table-cell office:value-type="string">
            <text:p>4b</text:p>
          </table:table-cell>
          <table:table-cell office:value-type="string">
            <text:p>21c</text:p>
          </table:table-cell>
          <table:table-cell office:value-type="string">
            <text:p>48d</text:p>
          </table:table-cell>
          <table:table-cell office:value-type="float" office:value="2">
            <text:p>2</text:p>
          </table:table-cell>
          <table:table-cell office:value-type="float" office:value="255">
            <text:p>255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48">
            <text:p>48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1010"/>
        </table:table-row>
        <table:table-row table:style-name="ro2">
          <table:table-cell office:value-type="string">
            <text:p>a</text:p>
          </table:table-cell>
          <table:table-cell office:value-type="string">
            <text:p>-4b</text:p>
          </table:table-cell>
          <table:table-cell office:value-type="string">
            <text:p>-21c</text:p>
          </table:table-cell>
          <table:table-cell office:value-type="string">
            <text:p>6d</text:p>
          </table:table-cell>
          <table:table-cell office:value-type="float" office:value="2">
            <text:p>2</text:p>
          </table:table-cell>
          <table:table-cell office:value-type="float" office:value="255">
            <text:p>255</text:p>
          </table:table-cell>
          <table:table-cell office:value-type="float" office:value="5">
            <text:p>5</text:p>
          </table:table-cell>
          <table:table-cell table:number-columns-repeated="2" office:value-type="float" office:value="6">
            <text:p>6</text:p>
          </table:table-cell>
          <table:table-cell office:value-type="float" office:value="34">
            <text:p>34</text:p>
          </table:table-cell>
          <table:table-cell office:value-type="float" office:value="252">
            <text:p>252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1010"/>
        </table:table-row>
        <table:table-row table:style-name="ro2">
          <table:table-cell office:value-type="string">
            <text:p>a</text:p>
          </table:table-cell>
          <table:table-cell office:value-type="string">
            <text:p>4b</text:p>
          </table:table-cell>
          <table:table-cell office:value-type="string">
            <text:p>21c</text:p>
          </table:table-cell>
          <table:table-cell office:value-type="string">
            <text:p>48d</text:p>
          </table:table-cell>
          <table:table-cell office:value-type="float" office:value="2">
            <text:p>2</text:p>
          </table:table-cell>
          <table:table-cell office:value-type="float" office:value="255">
            <text:p>255</text:p>
          </table:table-cell>
          <table:table-cell table:number-columns-repeated="2" office:value-type="float" office:value="7">
            <text:p>7</text:p>
          </table:table-cell>
          <table:table-cell office:value-type="float" office:value="48">
            <text:p>48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1010"/>
        </table:table-row>
        <table:table-row table:style-name="ro2">
          <table:table-cell office:value-type="string">
            <text:p>a</text:p>
          </table:table-cell>
          <table:table-cell office:value-type="string">
            <text:p>-4b</text:p>
          </table:table-cell>
          <table:table-cell office:value-type="string">
            <text:p>-14c</text:p>
          </table:table-cell>
          <table:table-cell office:value-type="string">
            <text:p>13d</text:p>
          </table:table-cell>
          <table:table-cell office:value-type="float" office:value="2">
            <text:p>2</text:p>
          </table:table-cell>
          <table:table-cell office:value-type="float" office:value="255">
            <text:p>255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 office:value-type="float" office:value="13">
            <text:p>13</text:p>
          </table:table-cell>
          <table:table-cell table:number-columns-repeated="2" office:value-type="float" office:value="252">
            <text:p>252</text:p>
          </table:table-cell>
          <table:table-cell table:number-columns-repeated="2" office:value-type="float" office:value="2">
            <text:p>2</text:p>
          </table:table-cell>
          <table:table-cell table:number-columns-repeated="1010"/>
        </table:table-row>
        <table:table-row table:style-name="ro2">
          <table:table-cell office:value-type="string">
            <text:p>a</text:p>
          </table:table-cell>
          <table:table-cell office:value-type="string">
            <text:p>4b</text:p>
          </table:table-cell>
          <table:table-cell office:value-type="string">
            <text:p>21c</text:p>
          </table:table-cell>
          <table:table-cell office:value-type="string">
            <text:p>48d</text:p>
          </table:table-cell>
          <table:table-cell office:value-type="float" office:value="2">
            <text:p>2</text:p>
          </table:table-cell>
          <table:table-cell office:value-type="float" office:value="255">
            <text:p>255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48">
            <text:p>48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1010"/>
        </table:table-row>
        <table:table-row table:style-name="ro2">
          <table:table-cell office:value-type="string">
            <text:p>a</text:p>
          </table:table-cell>
          <table:table-cell office:value-type="string">
            <text:p>-4b</text:p>
          </table:table-cell>
          <table:table-cell office:value-type="string">
            <text:p>-28c</text:p>
          </table:table-cell>
          <table:table-cell office:value-type="string">
            <text:p>0d</text:p>
          </table:table-cell>
          <table:table-cell office:value-type="float" office:value="2">
            <text:p>2</text:p>
          </table:table-cell>
          <table:table-cell office:value-type="float" office:value="255">
            <text:p>255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55">
            <text:p>55</text:p>
          </table:table-cell>
          <table:table-cell office:value-type="float" office:value="252">
            <text:p>252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table:number-columns-repeated="1010"/>
        </table:table-row>
        <table:table-row table:style-name="ro2">
          <table:table-cell office:value-type="string">
            <text:p>a</text:p>
          </table:table-cell>
          <table:table-cell office:value-type="string">
            <text:p>0b</text:p>
          </table:table-cell>
          <table:table-cell office:value-type="string">
            <text:p>14c</text:p>
          </table:table-cell>
          <table:table-cell office:value-type="string">
            <text:p>41d</text:p>
          </table:table-cell>
          <table:table-cell office:value-type="float" office:value="2">
            <text:p>2</text:p>
          </table:table-cell>
          <table:table-cell office:value-type="float" office:value="255">
            <text:p>255</text:p>
          </table:table-cell>
          <table:table-cell table:number-columns-repeated="2" office:value-type="float" office:value="6">
            <text:p>6</text:p>
          </table:table-cell>
          <table:table-cell office:value-type="float" office:value="41">
            <text:p>41</text:p>
          </table:table-cell>
          <table:table-cell table:number-columns-repeated="2" office:value-type="float" office:value="0">
            <text:p>0</text:p>
          </table:table-cell>
          <table:table-cell office:value-type="float" office:value="248">
            <text:p>248</text:p>
          </table:table-cell>
          <table:table-cell table:number-columns-repeated="2" office:value-type="float" office:value="2">
            <text:p>2</text:p>
          </table:table-cell>
          <table:table-cell table:number-columns-repeated="1010"/>
        </table:table-row>
        <table:table-row table:style-name="ro2">
          <table:table-cell office:value-type="string">
            <text:p>a</text:p>
          </table:table-cell>
          <table:table-cell office:value-type="string">
            <text:p>0b</text:p>
          </table:table-cell>
          <table:table-cell office:value-type="string">
            <text:p>0c</text:p>
          </table:table-cell>
          <table:table-cell office:value-type="string">
            <text:p>27d</text:p>
          </table:table-cell>
          <table:table-cell office:value-type="float" office:value="2">
            <text:p>2</text:p>
          </table:table-cell>
          <table:table-cell office:value-type="float" office:value="255">
            <text:p>255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1010"/>
        </table:table-row>
        <table:table-row table:style-name="ro2">
          <table:table-cell office:value-type="string">
            <text:p>a</text:p>
          </table:table-cell>
          <table:table-cell office:value-type="string">
            <text:p>4b</text:p>
          </table:table-cell>
          <table:table-cell office:value-type="string">
            <text:p>21c</text:p>
          </table:table-cell>
          <table:table-cell office:value-type="string">
            <text:p>48d</text:p>
          </table:table-cell>
          <table:table-cell office:value-type="float" office:value="2">
            <text:p>2</text:p>
          </table:table-cell>
          <table:table-cell office:value-type="float" office:value="255">
            <text:p>255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48">
            <text:p>48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1010"/>
        </table:table-row>
        <table:table-row table:style-name="ro2">
          <table:table-cell office:value-type="string">
            <text:p>a</text:p>
          </table:table-cell>
          <table:table-cell office:value-type="string">
            <text:p>-8b</text:p>
          </table:table-cell>
          <table:table-cell office:value-type="string">
            <text:p>-35c</text:p>
          </table:table-cell>
          <table:table-cell office:value-type="string">
            <text:p>0d</text:p>
          </table:table-cell>
          <table:table-cell office:value-type="float" office:value="2">
            <text:p>2</text:p>
          </table:table-cell>
          <table:table-cell office:value-type="float" office:value="255">
            <text:p>255</text:p>
          </table:table-cell>
          <table:table-cell table:number-columns-repeated="2"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248">
            <text:p>248</text:p>
          </table:table-cell>
          <table:table-cell office:value-type="float" office:value="252">
            <text:p>252</text:p>
          </table:table-cell>
          <table:table-cell table:number-columns-repeated="2" office:value-type="float" office:value="2">
            <text:p>2</text:p>
          </table:table-cell>
          <table:table-cell table:number-columns-repeated="1010"/>
        </table:table-row>
        <table:table-row table:style-name="ro2">
          <table:table-cell office:value-type="string">
            <text:p>a</text:p>
          </table:table-cell>
          <table:table-cell office:value-type="string">
            <text:p>0b</text:p>
          </table:table-cell>
          <table:table-cell office:value-type="string">
            <text:p>0c</text:p>
          </table:table-cell>
          <table:table-cell office:value-type="string">
            <text:p>27d</text:p>
          </table:table-cell>
          <table:table-cell office:value-type="float" office:value="2">
            <text:p>2</text:p>
          </table:table-cell>
          <table:table-cell office:value-type="float" office:value="255">
            <text:p>255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1010"/>
        </table:table-row>
        <table:table-row table:style-name="ro2">
          <table:table-cell office:value-type="string">
            <text:p>a</text:p>
          </table:table-cell>
          <table:table-cell office:value-type="string">
            <text:p>4b</text:p>
          </table:table-cell>
          <table:table-cell office:value-type="string">
            <text:p>14c</text:p>
          </table:table-cell>
          <table:table-cell office:value-type="string">
            <text:p>41d</text:p>
          </table:table-cell>
          <table:table-cell office:value-type="float" office:value="2">
            <text:p>2</text:p>
          </table:table-cell>
          <table:table-cell office:value-type="float" office:value="255">
            <text:p>255</text:p>
          </table:table-cell>
          <table:table-cell table:number-columns-repeated="2" office:value-type="float" office:value="7">
            <text:p>7</text:p>
          </table:table-cell>
          <table:table-cell table:number-columns-repeated="2" office:value-type="float" office:value="41">
            <text:p>41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table:number-columns-repeated="1010"/>
        </table:table-row>
        <table:table-row table:style-name="ro2">
          <table:table-cell office:value-type="string">
            <text:p>a</text:p>
          </table:table-cell>
          <table:table-cell office:value-type="string">
            <text:p>-4b</text:p>
          </table:table-cell>
          <table:table-cell office:value-type="string">
            <text:p>-14c</text:p>
          </table:table-cell>
          <table:table-cell office:value-type="string">
            <text:p>13d</text:p>
          </table:table-cell>
          <table:table-cell office:value-type="float" office:value="2">
            <text:p>2</text:p>
          </table:table-cell>
          <table:table-cell office:value-type="float" office:value="255">
            <text:p>255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 office:value-type="float" office:value="13">
            <text:p>13</text:p>
          </table:table-cell>
          <table:table-cell table:number-columns-repeated="2" office:value-type="float" office:value="252">
            <text:p>252</text:p>
          </table:table-cell>
          <table:table-cell table:number-columns-repeated="2" office:value-type="float" office:value="2">
            <text:p>2</text:p>
          </table:table-cell>
          <table:table-cell table:number-columns-repeated="1010"/>
        </table:table-row>
        <table:table-row table:style-name="ro2">
          <table:table-cell office:value-type="string">
            <text:p>a</text:p>
          </table:table-cell>
          <table:table-cell office:value-type="string">
            <text:p>4b</text:p>
          </table:table-cell>
          <table:table-cell office:value-type="string">
            <text:p>21c</text:p>
          </table:table-cell>
          <table:table-cell office:value-type="string">
            <text:p>48d</text:p>
          </table:table-cell>
          <table:table-cell office:value-type="float" office:value="2">
            <text:p>2</text:p>
          </table:table-cell>
          <table:table-cell office:value-type="float" office:value="255">
            <text:p>255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48">
            <text:p>48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1010"/>
        </table:table-row>
        <table:table-row table:style-name="ro2">
          <table:table-cell office:value-type="string">
            <text:p>a</text:p>
          </table:table-cell>
          <table:table-cell office:value-type="string">
            <text:p>-4b</text:p>
          </table:table-cell>
          <table:table-cell office:value-type="string">
            <text:p>-21c</text:p>
          </table:table-cell>
          <table:table-cell office:value-type="string">
            <text:p>6d</text:p>
          </table:table-cell>
          <table:table-cell office:value-type="float" office:value="2">
            <text:p>2</text:p>
          </table:table-cell>
          <table:table-cell office:value-type="float" office:value="255">
            <text:p>25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34">
            <text:p>34</text:p>
          </table:table-cell>
          <table:table-cell office:value-type="float" office:value="252">
            <text:p>252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1010"/>
        </table:table-row>
        <table:table-row table:style-name="ro2">
          <table:table-cell office:value-type="string">
            <text:p>a</text:p>
          </table:table-cell>
          <table:table-cell office:value-type="string">
            <text:p>0b</text:p>
          </table:table-cell>
          <table:table-cell office:value-type="string">
            <text:p>7c</text:p>
          </table:table-cell>
          <table:table-cell office:value-type="string">
            <text:p>34d</text:p>
          </table:table-cell>
          <table:table-cell office:value-type="float" office:value="2">
            <text:p>2</text:p>
          </table:table-cell>
          <table:table-cell office:value-type="float" office:value="255">
            <text:p>255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34">
            <text:p>34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252">
            <text:p>252</text:p>
          </table:table-cell>
          <table:table-cell table:number-columns-repeated="2" office:value-type="float" office:value="2">
            <text:p>2</text:p>
          </table:table-cell>
          <table:table-cell table:number-columns-repeated="1010"/>
        </table:table-row>
        <table:table-row table:style-name="ro2">
          <table:table-cell office:value-type="string">
            <text:p>a</text:p>
          </table:table-cell>
          <table:table-cell office:value-type="string">
            <text:p>0b</text:p>
          </table:table-cell>
          <table:table-cell office:value-type="string">
            <text:p>-7c</text:p>
          </table:table-cell>
          <table:table-cell office:value-type="string">
            <text:p>20d</text:p>
          </table:table-cell>
          <table:table-cell office:value-type="float" office:value="2">
            <text:p>2</text:p>
          </table:table-cell>
          <table:table-cell office:value-type="float" office:value="255">
            <text:p>25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table:number-columns-repeated="1010"/>
        </table:table-row>
        <table:table-row table:style-name="ro2">
          <table:table-cell office:value-type="string">
            <text:p>a</text:p>
          </table:table-cell>
          <table:table-cell office:value-type="string">
            <text:p>0b</text:p>
          </table:table-cell>
          <table:table-cell office:value-type="string">
            <text:p>7c</text:p>
          </table:table-cell>
          <table:table-cell office:value-type="string">
            <text:p>34d</text:p>
          </table:table-cell>
          <table:table-cell office:value-type="float" office:value="2">
            <text:p>2</text:p>
          </table:table-cell>
          <table:table-cell office:value-type="float" office:value="255">
            <text:p>255</text:p>
          </table:table-cell>
          <table:table-cell table:number-columns-repeated="2" office:value-type="float" office:value="7">
            <text:p>7</text:p>
          </table:table-cell>
          <table:table-cell office:value-type="float" office:value="34">
            <text:p>34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252">
            <text:p>252</text:p>
          </table:table-cell>
          <table:table-cell table:number-columns-repeated="2" office:value-type="float" office:value="2">
            <text:p>2</text:p>
          </table:table-cell>
          <table:table-cell table:number-columns-repeated="1010"/>
        </table:table-row>
        <table:table-row table:style-name="ro2">
          <table:table-cell office:value-type="string">
            <text:p>a</text:p>
          </table:table-cell>
          <table:table-cell office:value-type="string">
            <text:p>-4b</text:p>
          </table:table-cell>
          <table:table-cell office:value-type="string">
            <text:p>-14c</text:p>
          </table:table-cell>
          <table:table-cell office:value-type="string">
            <text:p>13d</text:p>
          </table:table-cell>
          <table:table-cell office:value-type="float" office:value="2">
            <text:p>2</text:p>
          </table:table-cell>
          <table:table-cell office:value-type="float" office:value="255">
            <text:p>255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 office:value-type="float" office:value="13">
            <text:p>13</text:p>
          </table:table-cell>
          <table:table-cell table:number-columns-repeated="2" office:value-type="float" office:value="252">
            <text:p>252</text:p>
          </table:table-cell>
          <table:table-cell table:number-columns-repeated="2" office:value-type="float" office:value="2">
            <text:p>2</text:p>
          </table:table-cell>
          <table:table-cell table:number-columns-repeated="1010"/>
        </table:table-row>
        <table:table-row table:style-name="ro2">
          <table:table-cell office:value-type="string">
            <text:p>a</text:p>
          </table:table-cell>
          <table:table-cell office:value-type="string">
            <text:p>-20b</text:p>
          </table:table-cell>
          <table:table-cell office:value-type="string">
            <text:p>-10c</text:p>
          </table:table-cell>
          <table:table-cell office:value-type="string">
            <text:p>0d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236">
            <text:p>236</text:p>
          </table:table-cell>
          <table:table-cell office:value-type="float" office:value="232">
            <text:p>232</text:p>
          </table:table-cell>
          <table:table-cell table:number-columns-repeated="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a</text:p>
          </table:table-cell>
          <table:table-cell office:value-type="string">
            <text:p>-24b</text:p>
          </table:table-cell>
          <table:table-cell office:value-type="string">
            <text:p>-12c</text:p>
          </table:table-cell>
          <table:table-cell office:value-type="string">
            <text:p>0d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232">
            <text:p>232</text:p>
          </table:table-cell>
          <table:table-cell office:value-type="float" office:value="236">
            <text:p>236</text:p>
          </table:table-cell>
          <table:table-cell table:number-columns-repeated="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a</text:p>
          </table:table-cell>
          <table:table-cell office:value-type="string">
            <text:p>-20b</text:p>
          </table:table-cell>
          <table:table-cell office:value-type="string">
            <text:p>-10c</text:p>
          </table:table-cell>
          <table:table-cell office:value-type="string">
            <text:p>0d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236">
            <text:p>236</text:p>
          </table:table-cell>
          <table:table-cell table:number-columns-repeated="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a</text:p>
          </table:table-cell>
          <table:table-cell office:value-type="string">
            <text:p>-16b</text:p>
          </table:table-cell>
          <table:table-cell office:value-type="string">
            <text:p>-8c</text:p>
          </table:table-cell>
          <table:table-cell office:value-type="string">
            <text:p>0d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240">
            <text:p>240</text:p>
          </table:table-cell>
          <table:table-cell office:value-type="float" office:value="236">
            <text:p>236</text:p>
          </table:table-cell>
          <table:table-cell table:number-columns-repeated="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a</text:p>
          </table:table-cell>
          <table:table-cell office:value-type="string">
            <text:p>-20b</text:p>
          </table:table-cell>
          <table:table-cell office:value-type="string">
            <text:p>-10c</text:p>
          </table:table-cell>
          <table:table-cell office:value-type="string">
            <text:p>0d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236">
            <text:p>236</text:p>
          </table:table-cell>
          <table:table-cell table:number-columns-repeated="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a</text:p>
          </table:table-cell>
          <table:table-cell office:value-type="string">
            <text:p>-12b</text:p>
          </table:table-cell>
          <table:table-cell office:value-type="string">
            <text:p>-6c</text:p>
          </table:table-cell>
          <table:table-cell office:value-type="string">
            <text:p>0d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244">
            <text:p>244</text:p>
          </table:table-cell>
          <table:table-cell table:number-columns-repeated="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a</text:p>
          </table:table-cell>
          <table:table-cell office:value-type="string">
            <text:p>-16b</text:p>
          </table:table-cell>
          <table:table-cell office:value-type="string">
            <text:p>-8c</text:p>
          </table:table-cell>
          <table:table-cell office:value-type="string">
            <text:p>0d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240">
            <text:p>240</text:p>
          </table:table-cell>
          <table:table-cell office:value-type="float" office:value="244">
            <text:p>244</text:p>
          </table:table-cell>
          <table:table-cell table:number-columns-repeated="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a</text:p>
          </table:table-cell>
          <table:table-cell office:value-type="string">
            <text:p>-8b</text:p>
          </table:table-cell>
          <table:table-cell office:value-type="string">
            <text:p>-4c</text:p>
          </table:table-cell>
          <table:table-cell office:value-type="string">
            <text:p>0d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48">
            <text:p>248</text:p>
          </table:table-cell>
          <table:table-cell office:value-type="float" office:value="244">
            <text:p>244</text:p>
          </table:table-cell>
          <table:table-cell table:number-columns-repeated="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a</text:p>
          </table:table-cell>
          <table:table-cell office:value-type="string">
            <text:p>-8b</text:p>
          </table:table-cell>
          <table:table-cell office:value-type="string">
            <text:p>-4c</text:p>
          </table:table-cell>
          <table:table-cell office:value-type="string">
            <text:p>0d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248">
            <text:p>248</text:p>
          </table:table-cell>
          <table:table-cell table:number-columns-repeated="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a</text:p>
          </table:table-cell>
          <table:table-cell office:value-type="string">
            <text:p>-8b</text:p>
          </table:table-cell>
          <table:table-cell office:value-type="string">
            <text:p>-4c</text:p>
          </table:table-cell>
          <table:table-cell office:value-type="string">
            <text:p>0d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48">
            <text:p>248</text:p>
          </table:table-cell>
          <table:table-cell office:value-type="float" office:value="252">
            <text:p>252</text:p>
          </table:table-cell>
          <table:table-cell table:number-columns-repeated="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a</text:p>
          </table:table-cell>
          <table:table-cell office:value-type="string">
            <text:p>-8b</text:p>
          </table:table-cell>
          <table:table-cell office:value-type="string">
            <text:p>-4c</text:p>
          </table:table-cell>
          <table:table-cell office:value-type="string">
            <text:p>0d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248">
            <text:p>248</text:p>
          </table:table-cell>
          <table:table-cell table:number-columns-repeated="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a</text:p>
          </table:table-cell>
          <table:table-cell office:value-type="string">
            <text:p>0b</text:p>
          </table:table-cell>
          <table:table-cell office:value-type="string">
            <text:p>0c</text:p>
          </table:table-cell>
          <table:table-cell office:value-type="string">
            <text:p>0d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number-columns-repeated="8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a</text:p>
          </table:table-cell>
          <table:table-cell office:value-type="string">
            <text:p>-4b</text:p>
          </table:table-cell>
          <table:table-cell office:value-type="string">
            <text:p>-2c</text:p>
          </table:table-cell>
          <table:table-cell office:value-type="string">
            <text:p>0d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252">
            <text:p>252</text:p>
          </table:table-cell>
          <table:table-cell table:number-columns-repeated="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a</text:p>
          </table:table-cell>
          <table:table-cell office:value-type="string">
            <text:p>0b</text:p>
          </table:table-cell>
          <table:table-cell office:value-type="string">
            <text:p>0c</text:p>
          </table:table-cell>
          <table:table-cell office:value-type="string">
            <text:p>0d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number-columns-repeated="5" office:value-type="float" office:value="0">
            <text:p>0</text:p>
          </table:table-cell>
          <table:table-cell office:value-type="float" office:value="252">
            <text:p>252</text:p>
          </table:table-cell>
          <table:table-cell table:number-columns-repeated="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a</text:p>
          </table:table-cell>
          <table:table-cell office:value-type="string">
            <text:p>0b</text:p>
          </table:table-cell>
          <table:table-cell office:value-type="string">
            <text:p>0c</text:p>
          </table:table-cell>
          <table:table-cell office:value-type="string">
            <text:p>0d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number-columns-repeated="8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a</text:p>
          </table:table-cell>
          <table:table-cell office:value-type="string">
            <text:p>0b</text:p>
          </table:table-cell>
          <table:table-cell office:value-type="string">
            <text:p>0c</text:p>
          </table:table-cell>
          <table:table-cell office:value-type="string">
            <text:p>0d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number-columns-repeated="8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a</text:p>
          </table:table-cell>
          <table:table-cell office:value-type="string">
            <text:p>0b</text:p>
          </table:table-cell>
          <table:table-cell office:value-type="string">
            <text:p>0c</text:p>
          </table:table-cell>
          <table:table-cell office:value-type="string">
            <text:p>0d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number-columns-repeated="8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a</text:p>
          </table:table-cell>
          <table:table-cell office:value-type="string">
            <text:p>0b</text:p>
          </table:table-cell>
          <table:table-cell office:value-type="string">
            <text:p>0c</text:p>
          </table:table-cell>
          <table:table-cell office:value-type="string">
            <text:p>0d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number-columns-repeated="8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a</text:p>
          </table:table-cell>
          <table:table-cell office:value-type="string">
            <text:p>0b</text:p>
          </table:table-cell>
          <table:table-cell office:value-type="string">
            <text:p>0c</text:p>
          </table:table-cell>
          <table:table-cell office:value-type="string">
            <text:p>0d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number-columns-repeated="8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a</text:p>
          </table:table-cell>
          <table:table-cell office:value-type="string">
            <text:p>0b</text:p>
          </table:table-cell>
          <table:table-cell office:value-type="string">
            <text:p>0c</text:p>
          </table:table-cell>
          <table:table-cell office:value-type="string">
            <text:p>0d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number-columns-repeated="8" office:value-type="float" office:value="0">
            <text:p>0</text:p>
          </table:table-cell>
          <table:table-cell table:number-columns-repeated="1010"/>
        </table:table-row>
        <table:table-row table:style-name="ro2">
          <table:table-cell table:number-columns-repeated="6"/>
          <table:table-cell table:formula="of:=AVERAGE([.G13:.G33])" office:value-type="float" office:value="6.0952380952381">
            <text:p>6,0952380952</text:p>
          </table:table-cell>
          <table:table-cell table:formula="of:=AVERAGE([.H13:.H33])" office:value-type="float" office:value="6.23809523809524">
            <text:p>6,2380952381</text:p>
          </table:table-cell>
          <table:table-cell table:formula="of:=AVERAGE([.I13:.I33])" office:value-type="float" office:value="29.0952380952381">
            <text:p>29,0952380952</text:p>
          </table:table-cell>
          <table:table-cell table:formula="of:=AVERAGE([.J13:.J33])" office:value-type="float" office:value="25.3809523809524">
            <text:p>25,380952381</text:p>
          </table:table-cell>
          <table:table-cell table:number-columns-repeated="1014"/>
        </table:table-row>
        <table:table-row table:style-name="ro2">
          <table:table-cell table:number-columns-repeated="7"/>
          <table:table-cell table:formula="of:=([.G55]+[.H55])/2" office:value-type="float" office:value="6.16666666666667">
            <text:p>6,1666666667</text:p>
          </table:table-cell>
          <table:table-cell/>
          <table:table-cell table:formula="of:=([.I55]+[.J55])/2" office:value-type="float" office:value="27.2380952380952">
            <text:p>27,2380952381</text:p>
          </table:table-cell>
          <table:table-cell table:number-columns-repeated="1014"/>
        </table:table-row>
        <table:table-row table:style-name="ro2" table:number-rows-repeated="45">
          <table:table-cell table:number-columns-repeated="1024"/>
        </table:table-row>
        <table:table-row table:style-name="ro2">
          <table:table-cell table:number-columns-repeated="6"/>
          <table:table-cell table:formula="of:=SUM([.G2:.G101])" office:value-type="float" office:value="210.095238095238">
            <text:p>210,0952380952</text:p>
          </table:table-cell>
          <table:table-cell table:formula="of:=SUM([.H2:.H101])" office:value-type="float" office:value="227.404761904762">
            <text:p>227,4047619048</text:p>
          </table:table-cell>
          <table:table-cell table:formula="of:=SUM([.I2:.I101])" office:value-type="float" office:value="1142.09523809524">
            <text:p>1142,0952380952</text:p>
          </table:table-cell>
          <table:table-cell table:formula="of:=SUM([.J2:.J101])" office:value-type="float" office:value="963.619047619048">
            <text:p>963,619047619</text:p>
          </table:table-cell>
          <table:table-cell table:formula="of:=SUM([.K2:.K101])" office:value-type="float" office:value="5020">
            <text:p>5020</text:p>
          </table:table-cell>
          <table:table-cell table:formula="of:=SUM([.L2:.L101])" office:value-type="float" office:value="5488">
            <text:p>5488</text:p>
          </table:table-cell>
          <table:table-cell table:number-columns-repeated="1012"/>
        </table:table-row>
        <table:table-row table:style-name="ro2">
          <table:table-cell table:number-columns-repeated="6"/>
          <table:table-cell table:formula="of:=SUM([.G2:.G7])" office:value-type="float" office:value="13">
            <text:p>13</text:p>
          </table:table-cell>
          <table:table-cell table:formula="of:=SUM([.H2:.H7])" office:value-type="float" office:value="20">
            <text:p>20</text:p>
          </table:table-cell>
          <table:table-cell table:formula="of:=SUM([.I2:.I7])" office:value-type="float" office:value="228">
            <text:p>228</text:p>
          </table:table-cell>
          <table:table-cell table:formula="of:=SUM([.J2:.J7])" office:value-type="float" office:value="187">
            <text:p>187</text:p>
          </table:table-cell>
          <table:table-cell table:formula="of:=SUM([.K2:.K7])" office:value-type="float" office:value="36">
            <text:p>36</text:p>
          </table:table-cell>
          <table:table-cell table:formula="of:=SUM([.L2:.L7])" office:value-type="float" office:value="280">
            <text:p>280</text:p>
          </table:table-cell>
          <table:table-cell table:number-columns-repeated="1012"/>
        </table:table-row>
        <table:table-row table:style-name="ro2">
          <table:table-cell table:number-columns-repeated="6"/>
          <table:table-cell table:formula="of:=SUM([.G93:.G101])" office:value-type="float" office:value="0">
            <text:p>0</text:p>
          </table:table-cell>
          <table:table-cell table:formula="of:=SUM([.H93:.H101])" office:value-type="float" office:value="0">
            <text:p>0</text:p>
          </table:table-cell>
          <table:table-cell table:formula="of:=SUM([.I93:.I101])" office:value-type="float" office:value="0">
            <text:p>0</text:p>
          </table:table-cell>
          <table:table-cell table:formula="of:=SUM([.J93:.J101])" office:value-type="float" office:value="0">
            <text:p>0</text:p>
          </table:table-cell>
          <table:table-cell table:formula="of:=SUM([.K93:.K101])" office:value-type="float" office:value="0">
            <text:p>0</text:p>
          </table:table-cell>
          <table:table-cell table:formula="of:=SUM([.L93:.L101])" office:value-type="float" office:value="0">
            <text:p>0</text:p>
          </table:table-cell>
          <table:table-cell table:number-columns-repeated="1012"/>
        </table:table-row>
        <table:table-row table:style-name="ro2" table:number-rows-repeated="104847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pt" fo:country="BR" style:font-name-asian="DejaVu Sans" style:language-asian="zh" style:country-asian="CN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10">00/00/0000</text:date>, <text:time style:data-style-name="N2" text:time-value="0000-00-00T11:28:4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ene </meta:initial-creator>
    <meta:creation-date>2013-10-09T11:06:31</meta:creation-date>
    <dc:date>2013-10-10T11:39:32</dc:date>
    <dc:creator>Rene </dc:creator>
    <meta:editing-duration>PT2H28M59S</meta:editing-duration>
    <meta:editing-cycles>5</meta:editing-cycles>
    <meta:generator>LibreOffice/4.0.2.2$Linux_x86 LibreOffice_project/400m0$Build-2</meta:generator>
    <meta:document-statistic meta:table-count="1" meta:cell-count="778" meta:object-count="0"/>
  </office:meta>
</office:document-meta>
</file>